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4pt" officeooo:rsid="001f2555" officeooo:paragraph-rsid="001f2555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23:09:44.730319000</meta:creation-date>
    <dc:date>2014-08-29T23:10:39.883773000</dc:date>
    <meta:editing-duration>PT5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0.4$MacOSX_X86_64 LibreOffice_project/62ad5818884a2fc2e5780dd45466868d41009ec0</meta:generator>
  </office:meta>
</office:document-meta>
</file>